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d31" officeooo:paragraph-rsid="0017dd31"/>
    </style:style>
    <style:style style:name="P2" style:family="paragraph" style:parent-style-name="Standard">
      <style:text-properties officeooo:rsid="001da1b2" officeooo:paragraph-rsid="001da1b2"/>
    </style:style>
    <style:style style:name="P3" style:family="paragraph" style:parent-style-name="Standard">
      <style:text-properties officeooo:rsid="001db737" officeooo:paragraph-rsid="001db737"/>
    </style:style>
    <style:style style:name="P4" style:family="paragraph" style:parent-style-name="Standard">
      <style:text-properties officeooo:rsid="001fb6f8" officeooo:paragraph-rsid="001fb6f8"/>
    </style:style>
    <style:style style:name="P5" style:family="paragraph" style:parent-style-name="Standard">
      <style:text-properties officeooo:rsid="00215a64" officeooo:paragraph-rsid="00215a64"/>
    </style:style>
    <style:style style:name="T1" style:family="text">
      <style:text-properties officeooo:rsid="001c9b67"/>
    </style:style>
    <style:style style:name="T2" style:family="text">
      <style:text-properties officeooo:rsid="00230b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 fact table</text:p>
      <text:p text:style-name="P1"/>
      <text:p text:style-name="P1">StationType – ID do veículo que emite a mensagem</text:p>
      <text:p text:style-name="P1">VehicleRole – função do veículo na estrada (normal, resgate, emergência, etc…)</text:p>
      <text:p text:style-name="P1"/>
      <text:p text:style-name="P1"><text:span text:style-name="T1">DENM fact table</text:span> <text:s text:c="12"/></text:p>
      <text:p text:style-name="P1"/>
      <text:p text:style-name="P2">SourceID – ID do dispositivo emissor</text:p>
      <text:p text:style-name="P2">DestinationID – ID do dispositivo recetor</text:p>
      <text:p text:style-name="P2"/>
      <text:p text:style-name="P2">IVIM fact table</text:p>
      <text:p text:style-name="P2"/>
      <text:p text:style-name="P2">CommandType – Meio de comunicação (envio) das mensagens (wifi, ethernet, bluetooth, etc)</text:p>
      <text:p text:style-name="P2"/>
      <text:p text:style-name="P3">RoadSign dim table</text:p>
      <text:p text:style-name="P3"/>
      <text:p text:style-name="P4">Class – Classe do sinal (proibição, aviso, etc….)</text:p>
      <text:p text:style-name="P4"/>
      <text:p text:style-name="P5">RoadEvent</text:p>
      <text:p text:style-name="P5"/>
      <text:p text:style-name="P5">Impact<text:span text:style-name="T2">Level</text:span> – <text:span text:style-name="T2">Nível de impacto na circulação (baixo, médio, alto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21:42:02.104509473</meta:creation-date>
    <meta:generator>LibreOffice/7.3.7.2$Linux_X86_64 LibreOffice_project/30$Build-2</meta:generator>
    <dc:date>2023-04-23T23:27:21.856910767</dc:date>
    <meta:editing-duration>PT32M34S</meta:editing-duration>
    <meta:editing-cycles>6</meta:editing-cycles>
    <meta:document-statistic meta:table-count="0" meta:image-count="0" meta:object-count="0" meta:page-count="1" meta:paragraph-count="12" meta:word-count="68" meta:character-count="489" meta:non-whitespace-character-count="413"/>
  </office:meta>
</office:document-meta>
</file>